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333in" fo:margin-left="-0.0063in" fo:margin-right="-0.0021in" table:align="margins"/>
    </style:style>
    <style:style style:name="Table1.A" style:family="table-column">
      <style:table-column-properties style:column-width="3.3854in" style:rel-column-width="31999*"/>
    </style:style>
    <style:style style:name="Table1.B" style:family="table-column">
      <style:table-column-properties style:column-width="3.5479in" style:rel-column-width="33536*"/>
    </style:style>
    <style:style style:name="Table1.A1" style:family="table-cell">
      <style:table-cell-properties fo:padding="0.0382in" fo:border-left="0.0007in solid #000000" fo:border-right="none" fo:border-top="0.0007in solid #000000" fo:border-bottom="none"/>
    </style:style>
    <style:style style:name="Table1.B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Nimbus Sans L"/>
    </style:style>
    <style:style style:name="P2" style:family="paragraph" style:parent-style-name="Text_20_body">
      <style:paragraph-properties fo:text-align="center" style:justify-single-word="false"/>
      <style:text-properties style:font-name="Nimbus Sans L" fo:font-size="24pt" style:font-size-asian="21pt" style:font-size-complex="24pt"/>
    </style:style>
    <style:style style:name="P3" style:family="paragraph" style:parent-style-name="Table_20_Contents">
      <style:text-properties style:font-name="Nimbus Sans L" fo:font-size="11pt" style:font-size-asian="11pt" style:font-size-complex="11pt"/>
    </style:style>
    <style:style style:name="P4" style:family="paragraph" style:parent-style-name="Table_20_Contents">
      <style:text-properties style:font-name="Nimbus Mono L" fo:font-size="11pt" style:font-size-asian="11pt" style:font-size-complex="11pt"/>
    </style:style>
    <style:style style:name="P5" style:family="paragraph" style:parent-style-name="Table_20_Contents">
      <style:text-properties fo:color="#000080" style:font-name="Nimbus Mono L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text-properties style:use-window-font-color="true" style:font-name="Nimbus Mono L" fo:font-size="11pt" fo:font-weight="normal" style:font-size-asian="11pt" style:font-weight-asian="normal" style:font-size-complex="11pt" style:font-weight-complex="normal"/>
    </style:style>
    <style:style style:name="P7" style:family="paragraph" style:parent-style-name="Table_20_Contents" style:list-style-name="L1">
      <style:text-properties style:font-name="Nimbus Sans L" fo:font-size="11pt" style:font-size-asian="11pt" style:font-size-complex="11pt"/>
    </style:style>
    <style:style style:name="P8" style:family="paragraph" style:parent-style-name="Table_20_Contents" style:list-style-name="L2">
      <style:text-properties style:font-name="Nimbus Sans L" fo:font-size="11pt" style:font-size-asian="11pt" style:font-size-complex="11pt"/>
    </style:style>
    <style:style style:name="P9" style:family="paragraph" style:parent-style-name="Table_20_Contents" style:list-style-name="L3">
      <style:text-properties style:font-name="Nimbus Sans 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 fo:font-weight="bold" style:font-weight-asian="bold" style:font-weight-complex="bold"/>
    </style:style>
    <style:style style:name="T3" style:family="text">
      <style:text-properties fo:color="#800080"/>
    </style:style>
    <style:style style:name="T4" style:family="text">
      <style:text-properties fo:color="#ff0000"/>
    </style:style>
    <style:style style:name="T5" style:family="text">
      <style:text-properties fo:color="#008000"/>
    </style:style>
    <style:style style:name="T6" style:family="text">
      <style:text-properties style:use-window-font-color="true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ua Cheat-Sheet #1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1533939663" text:style-name="L1">
              <text:list-item>
                <text:p text:style-name="P7">Local Variables</text:p>
                <text:list>
                  <text:list-item>
                    <text:p text:style-name="P7">No type specifier needed</text:p>
                  </text:list-item>
                  <text:list-item>
                    <text:p text:style-name="P7">Only visible in current block</text:p>
                  </text:list-item>
                  <text:list-item>
                    <text:p text:style-name="P7">Numbers are always floating point</text:p>
                  </text:list-item>
                </text:list>
              </text:list-item>
            </text:list>
            <text:p text:style-name="P3"/>
          </table:table-cell>
          <table:table-cell table:style-name="Table1.B1" office:value-type="string">
            <text:p text:style-name="P4"><text:span text:style-name="T2">local</text:span> name = “Matt”</text:p>
            <text:p text:style-name="P4"><text:span text:style-name="T2">local</text:span> answer = 42</text:p>
            <text:p text:style-name="P4"><text:span text:style-name="T1">local</text:span> a,b = 1,2</text:p>
            <text:p text:style-name="P4"><text:span text:style-name="T1">local</text:span> c = a + b</text:p>
            <text:p text:style-name="P4"><text:span text:style-name="T1">local</text:span> q = a/b</text:p>
            <text:p text:style-name="P4"><text:span text:style-name="T3">print</text:span>(q) <text:span text:style-name="T5">–- prints 0.5</text:span></text:p>
          </table:table-cell>
        </table:table-row>
        <table:table-row>
          <table:table-cell table:style-name="Table1.A2" office:value-type="string">
            <text:list xml:id="list1789277808" text:continue-numbering="true" text:style-name="L1">
              <text:list-item>
                <text:p text:style-name="P7">Functions</text:p>
                <text:list>
                  <text:list-item>
                    <text:p text:style-name="P7">No type specifiers</text:p>
                  </text:list-item>
                  <text:list-item>
                    <text:p text:style-name="P7">function is the “keyword”</text:p>
                  </text:list-item>
                  <text:list-item>
                    <text:p text:style-name="P7">Ends with “end”</text:p>
                  </text:list-item>
                  <text:list-item>
                    <text:p text:style-name="P7">Arguments are comma seperated</text:p>
                  </text:list-item>
                  <text:list-item>
                    <text:p text:style-name="P7">Use return to return a value</text:p>
                  </text:list-item>
                </text:list>
              </text:list-item>
            </text:list>
          </table:table-cell>
          <table:table-cell table:style-name="Table1.B2" office:value-type="string">
            <text:p text:style-name="P4"><text:span text:style-name="T2">function</text:span> blah()</text:p>
            <text:p text:style-name="P4"><text:s text:c="4"/><text:span text:style-name="T2">local</text:span> msg = <text:span text:style-name="T4">“Hello there!”</text:span></text:p>
            <text:p text:style-name="P4"><text:s text:c="4"/><text:span text:style-name="T3">print</text:span>(msg)</text:p>
            <text:p text:style-name="P5">end</text:p>
            <text:p text:style-name="P4"/>
            <text:p text:style-name="P4"><text:span text:style-name="T2">function</text:span> domath(vala, valb)</text:p>
            <text:p text:style-name="P4"><text:s text:c="4"/><text:span text:style-name="T2">return</text:span> vala*valb + vala/valb</text:p>
            <text:p text:style-name="P5">end</text:p>
          </table:table-cell>
        </table:table-row>
        <table:table-row>
          <table:table-cell table:style-name="Table1.A2" office:value-type="string">
            <text:list xml:id="list1371997802" text:style-name="L2">
              <text:list-item>
                <text:p text:style-name="P8">If statements</text:p>
                <text:list>
                  <text:list-item>
                    <text:p text:style-name="P8">No outer parens</text:p>
                  </text:list-item>
                  <text:list-item>
                    <text:p text:style-name="P8">then is the “keyword”</text:p>
                  </text:list-item>
                  <text:list-item>
                    <text:p text:style-name="P8">Ends with “end”</text:p>
                  </text:list-item>
                  <text:list-item>
                    <text:p text:style-name="P8">Watch out, “elseif” is one word!</text:p>
                    <text:list>
                      <text:list-item>
                        <text:p text:style-name="P8">elseif also gets a then</text:p>
                      </text:list-item>
                      <text:list-item>
                        <text:p text:style-name="P8">but else does not!</text:p>
                      </text:list-item>
                    </text:list>
                  </text:list-item>
                  <text:list-item>
                    <text:p text:style-name="P8">Unlike C, anything other than false or nil is true!</text:p>
                  </text:list-item>
                </text:list>
              </text:list-item>
            </text:list>
          </table:table-cell>
          <table:table-cell table:style-name="Table1.B2" office:value-type="string">
            <text:p text:style-name="P4"><text:span text:style-name="T2">if</text:span> 0 <text:span text:style-name="T2">then</text:span></text:p>
            <text:p text:style-name="P4"><text:s text:c="4"/><text:span text:style-name="T3">print</text:span>(“I am not like C!”)</text:p>
            <text:p text:style-name="P5">end</text:p>
            <text:p text:style-name="P4"/>
            <text:p text:style-name="P4"><text:span text:style-name="T2">if</text:span> 5 &gt; 1 <text:span text:style-name="T2">and</text:span> 2^2 &gt; 5 <text:span text:style-name="T2">then</text:span></text:p>
            <text:p text:style-name="P4"><text:s text:c="4"/><text:span text:style-name="T3">print</text:span>(“I am not printed”)</text:p>
            <text:p text:style-name="P4"><text:span text:style-name="T2">elseif</text:span> 5 &lt; 1 <text:span text:style-name="T2">or</text:span> 3*3 &lt; 5*2 <text:span text:style-name="T2">then</text:span></text:p>
            <text:p text:style-name="P4"><text:s text:c="4"/><text:span text:style-name="T3">print</text:span>(“I am printed!”)</text:p>
            <text:p text:style-name="P5">else</text:p>
            <text:p text:style-name="P4"><text:s text:c="4"/><text:span text:style-name="T3">print</text:span>(“I am lonely.”)</text:p>
            <text:p text:style-name="P5">end</text:p>
          </table:table-cell>
        </table:table-row>
        <table:table-row>
          <table:table-cell table:style-name="Table1.A2" office:value-type="string">
            <text:list xml:id="list1809519145" text:style-name="L3">
              <text:list-item>
                <text:p text:style-name="P9">Loops</text:p>
                <text:list>
                  <text:list-item>
                    <text:p text:style-name="P9">while works similar to C</text:p>
                    <text:list>
                      <text:list-item>
                        <text:p text:style-name="P9">Its “keyword” is do</text:p>
                      </text:list-item>
                    </text:list>
                  </text:list-item>
                  <text:list-item>
                    <text:p text:style-name="P9">for is entirely different however</text:p>
                    <text:list>
                      <text:list-item>
                        <text:p text:style-name="P9">It performs iteration</text:p>
                      </text:list-item>
                      <text:list-item>
                        <text:p text:style-name="P9">1,10 is inclusive</text:p>
                        <text:list>
                          <text:list-item>
                            <text:p text:style-name="P9">first is 1, last is 10</text:p>
                          </text:list-item>
                        </text:list>
                      </text:list-item>
                      <text:list-item>
                        <text:p text:style-name="P9">2,10,2 is 2-10 adding 2 each time</text:p>
                      </text:list-item>
                    </text:list>
                  </text:list-item>
                  <text:list-item>
                    <text:p text:style-name="P9">Don't use long loops without a sleep or yield!! (covered later)</text:p>
                  </text:list-item>
                </text:list>
              </text:list-item>
            </text:list>
          </table:table-cell>
          <table:table-cell table:style-name="Table1.B2" office:value-type="string">
            <text:p text:style-name="P4"><text:span text:style-name="T2">local</text:span> foo = 1</text:p>
            <text:p text:style-name="P4"><text:span text:style-name="T2">while</text:span> foo &lt; 20 <text:span text:style-name="T2">do</text:span></text:p>
            <text:p text:style-name="P4"><text:s text:c="4"/>foo = foo * 2 <text:span text:style-name="T5">–- no mutators</text:span></text:p>
            <text:p text:style-name="P5">end</text:p>
            <text:p text:style-name="P4"/>
            <text:p text:style-name="P4"><text:span text:style-name="T2">for</text:span> count=1,10 <text:span text:style-name="T2">do</text:span></text:p>
            <text:p text:style-name="P4"><text:s text:c="4"/><text:span text:style-name="T3">print</text:span>(count .. <text:span text:style-name="T4">“ sheep”</text:span>)</text:p>
            <text:p text:style-name="P5">end</text:p>
            <text:p text:style-name="P5"/>
            <text:p text:style-name="P5">for <text:span text:style-name="T6">count=2,10,2 do</text:span></text:p>
            <text:p text:style-name="P6"><text:s text:c="4"/><text:span text:style-name="T3">print</text:span>(count .. <text:span text:style-name="T4">“ is even”</text:span>)</text:p>
            <text:p text:style-name="P5">end</text:p>
          </table:table-cell>
        </table:table-row>
        <table:table-row>
          <table:table-cell table:style-name="Table1.A2" office:value-type="string">
            <text:list xml:id="list774716064" text:continue-numbering="true" text:style-name="L3">
              <text:list-item>
                <text:p text:style-name="P9">Random Other Facts</text:p>
                <text:list>
                  <text:list-item>
                    <text:p text:style-name="P9">“- -” is a comment</text:p>
                  </text:list-item>
                  <text:list-item>
                    <text:p text:style-name="P9">print() comes with a newline included</text:p>
                  </text:list-item>
                  <text:list-item>
                    <text:p text:style-name="P9">“+=”, “-=”, etc do not exist in lua :/</text:p>
                  </text:list-item>
                  <text:list-item>
                    <text:p text:style-name="P9">“^” does powers (like TI, unlike C)</text:p>
                  </text:list-item>
                  <text:list-item>
                    <text:p text:style-name="P9">“..” can be used to combine two things into a larger string</text:p>
                  </text:list-item>
                  <text:list-item>
                    <text:p text:style-name="P9">“local functions” are visible only to code below it in the current file</text:p>
                  </text:list-item>
                </text:list>
              </text:list-item>
            </text:list>
          </table:table-cell>
          <table:table-cell table:style-name="Table1.B2" office:value-type="string">
            <text:p text:style-name="P4"><text:span text:style-name="T3">print</text:span>(<text:span text:style-name="T4">“Hello world!”</text:span>) <text:span text:style-name="T5">–- No newline</text:span></text:p>
            <text:p text:style-name="P4"/>
            <text:p text:style-name="P4"><text:span text:style-name="T2">local</text:span> var = 2^3</text:p>
            <text:p text:style-name="P4">var = var * 3</text:p>
            <text:p text:style-name="P4">print(<text:span text:style-name="T4">“I have ”</text:span> .. var .. <text:span text:style-name="T4">“ rocks”</text:span>)</text:p>
            <text:p text:style-name="P4"/>
            <text:p text:style-name="P4"><text:span text:style-name="T2">local function</text:span> secret()</text:p>
            <text:p text:style-name="P4"><text:s text:c="4"/><text:span text:style-name="T3">print</text:span>(“shoo”)</text:p>
            <text:p text:style-name="P5">end</text:p>
            <text:p text:style-name="P4"/>
            <text:p text:style-name="P4">secret(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8T22:51:35</meta:creation-date>
    <meta:generator>OpenOffice.org/3.0$Linux OpenOffice.org_project/300m15$Build-9379</meta:generator>
    <dc:date>2009-05-19T07:43:53</dc:date>
    <meta:editing-duration>PT00H28M07S</meta:editing-duration>
    <meta:editing-cycles>16</meta:editing-cycles>
    <meta:document-statistic meta:table-count="1" meta:image-count="0" meta:object-count="0" meta:page-count="1" meta:paragraph-count="76" meta:word-count="373" meta:character-count="1700"/>
    <meta:user-defined meta:name="Info 1"/>
    <meta:user-defined meta:name="Info 2"/>
    <meta:user-defined meta:name="Info 3"/>
    <meta:user-defined meta:name="Info 4"/>
  </office:meta>
</office:document-meta>
</file>